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256.2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4.1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T1" style:family="text">
      <style:text-properties style:font-style-complex="italic" style:font-name="Arial" style:font-style-asian="italic" style:font-weight-complex="normal" style:font-weight-asian="normal" style:font-size-complex="9pt" style:font-size-asian="9pt" style:font-name-complex="Arial" style:text-position="0% 100%" fo:color="#000000" style:text-outline="false" fo:font-style="italic" style:text-line-through-type="none" style:text-underline-style="none" style:text-underline-color="font-color" fo:font-weight="normal" fo:font-size="9pt" fo:text-shadow="none"/>
    </style:style>
    <style:style style:name="T2" style:family="text">
      <style:text-properties style:font-name="Arial"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text-shadow="none" fo:font-style="normal" style:font-style-asian="normal" style:font-style-complex="normal"/>
    </style:style>
    <style:style style:name="T3" style:family="text">
      <style:text-properties style:use-window-font-color="true" style:font-name="Times New Roman" fo:font-size="12pt" fo:font-style="italic" fo:language="en" fo:country="US" style:language-asian="ar" style:country-asian="SA" style:font-name-asian="" style:font-name-complex="Times New Roman" style:font-size-asian="12pt" style:font-size-complex="12pt"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Marker</text:p>
          </table:table-cell>
          <table:table-cell office:value-type="string" calcext:value-type="string">
            <text:p>Primer</text:p>
          </table:table-cell>
        </table:table-row>
        <table:table-row table:style-name="ro1">
          <table:table-cell table:number-columns-repeated="2"/>
        </table:table-row>
        <table:table-row table:style-name="ro1">
          <table:table-cell table:style-name="ce1" office:value-type="string" calcext:value-type="string">
            <text:p>cytochrome b</text:p>
          </table:table-cell>
          <table:table-cell table:style-name="ce3" office:value-type="string" calcext:value-type="string">
            <text:p>Hyla-L0: ATGGCCCCTGTTTTACGCAA </text:p>
          </table:table-cell>
        </table:table-row>
        <table:table-row table:style-name="ro1">
          <table:table-cell/>
          <table:table-cell table:style-name="ce3" office:value-type="string" calcext:value-type="string">
            <text:p>Hyla-H1046: TAAATGGGTCTTCTACTGG</text:p>
          </table:table-cell>
        </table:table-row>
        <table:table-row table:style-name="ro1" table:number-rows-repeated="2">
          <table:table-cell table:number-columns-repeated="2"/>
        </table:table-row>
        <table:table-row table:style-name="ro1">
          <table:table-cell table:style-name="ce2" office:value-type="string" calcext:value-type="string">
            <text:p><text:span text:style-name="T1">rag-1</text:span><text:span text:style-name="T2"> intron</text:span></text:p>
          </table:table-cell>
          <table:table-cell table:style-name="ce4" office:value-type="string" calcext:value-type="string">
            <text:p>Ha-Rag1f: ATGCCCTGAGAAATGCAGAG</text:p>
          </table:table-cell>
        </table:table-row>
        <table:table-row table:style-name="ro1">
          <table:table-cell table:style-name="ce2"/>
          <table:table-cell table:style-name="ce4" office:value-type="string" calcext:value-type="string">
            <text:p>Ha-Rag1r: TTTCGTAGCGTTGCAAGTTC</text:p>
          </table:table-cell>
        </table:table-row>
        <table:table-row table:style-name="ro1" table:number-rows-repeated="7">
          <table:table-cell table:number-columns-repeated="2"/>
        </table:table-row>
        <table:table-row table:style-name="ro2">
          <table:table-cell/>
          <table:table-cell table:style-name="ce5" office:value-type="string" calcext:value-type="string">
            <text:p>PCR conditions</text:p>
          </table:table-cell>
        </table:table-row>
        <table:table-row table:style-name="ro1">
          <table:table-cell table:number-columns-repeated="2"/>
        </table:table-row>
        <table:table-row table:style-name="ro3">
          <table:table-cell/>
          <table:table-cell table:style-name="ce6" office:value-type="string" calcext:value-type="string">
            <text:p>For <text:span text:style-name="T3">cytochrome b </text:span>(<text:span text:style-name="T3">cyt b</text:span>), amplifications were carried out in 25µl containing 2.5µl of Qiagen PCR buffer (with 1.5mM of MgCl2), 0.5µl of dNTPs (10mM), 1.5µl of each primer (10µM), 0.1µl of Qiagen Taq (5 units/µl), and 1µl of DNA (10ng/µl). PCR conditions were as follow: initial denaturation at 94°C for 1’; 38 cycles of 94°C for 30” (denaturation), 48°C for 1’ (annealing), 72°C for 1’ (elongation); and final elongation at 72°C for 10’.</text:p>
          </table:table-cell>
        </table:table-row>
        <table:table-row table:style-name="ro1">
          <table:table-cell table:number-columns-repeated="2"/>
        </table:table-row>
        <table:table-row table:style-name="ro3">
          <table:table-cell/>
          <table:table-cell table:style-name="ce6" office:value-type="string" calcext:value-type="string">
            <text:p>For partial <text:span text:style-name="T3">D-loop</text:span> and <text:span text:style-name="T3">rag-1</text:span>, PCR templates (25 µl) contained 2.5µl of Qiagen PCR buffer (with 1.5mM of MgCl2), 0.475µl of dNTPs (10mM), 1.25µl of each primer (10µM), 0.125µl of Qiagen Taq (5 units/µl) and 2µl of DNA (10ng/µl). We used similar PCR conditions as for <text:span text:style-name="T3">cyt b</text:span> expect for the annealing temperature (56°C for <text:span text:style-name="T3">D-loop</text:span>, 54°C for <text:span text:style-name="T3">rag-1</text:span>) and final elongation time (5’ for <text:span text:style-name="T3">D-loop</text:span> and <text:span text:style-name="T3">rag-1</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16:24:05.996477134</meta:creation-date>
    <dc:date>2019-09-02T14:20:38.809352181</dc:date>
    <meta:editing-duration>P4DT21H36M12S</meta:editing-duration>
    <meta:editing-cycles>1</meta:editing-cycles>
    <meta:document-statistic meta:table-count="1" meta:cell-count="11" meta:object-count="0"/>
    <meta:generator>LibreOffice/6.0.7.3$Linux_X86_64 LibreOffice_project/00m0$Build-3</meta:generator>
  </office:meta>
</office:document-meta>
</file>